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f2a6" officeooo:paragraph-rsid="0013f2a6"/>
    </style:style>
    <style:style style:name="P2" style:family="paragraph" style:parent-style-name="Standard">
      <style:text-properties officeooo:rsid="001577da" officeooo:paragraph-rsid="001577da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577d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ril 18<text:span text:style-name="T1">th</text:span> Evaluation for Core_NLP_implementation:</text:p>
      <text:p text:style-name="P1">Thomas Besenski</text:p>
      <text:p text:style-name="P1">-Results are being recorded in the April 18<text:span text:style-name="T1">th</text:span> spreadsheet stored in the folder of the same name</text:p>
      <text:p text:style-name="P1">Column scheme is as follows:</text:p>
      <text:p text:style-name="P1">A - Accuracy: 1 = correct identification of patient, 0 = incorrect identification</text:p>
      <text:p text:style-name="P1">B - Quality of <text:span text:style-name="T3">text</text:span>: 1= terrible, 2 = poor, 3 = moderate, 4 = good, 5 = perfect</text:p>
      <text:p text:style-name="P2">C – Amount of rotation in pdf : 1 = High, 2= moderate, 3= minimal/non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5:14:25.663297794</meta:creation-date>
    <dc:date>2018-04-18T15:23:22.651877294</dc:date>
    <meta:editing-duration>PT8M5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75" meta:character-count="418" meta:non-whitespace-character-count="349"/>
  </office:meta>
</office:document-meta>
</file>